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48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8">
      <style:table-cell-properties fo:border="0.06pt solid #000000"/>
    </style:style>
    <style:style style:name="ce4" style:family="table-cell" style:parent-style-name="Default" style:data-style-name="N108">
      <style:table-cell-properties fo:border="0.06pt solid #000000"/>
      <style:text-properties style:font-name="Arial" style:font-name-asian="Microsoft YaHei" style:font-name-complex="Mangal"/>
    </style:style>
    <style:style style:name="ce5" style:family="table-cell" style:parent-style-name="Default" style:data-style-name="N10113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Preis (1 Stk)</text:p>
          </table:table-cell>
          <table:table-cell table:style-name="ce1" office:value-type="string" calcext:value-type="string">
            <text:p>Preis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32x32 Matri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3.02" calcext:value-type="currency">
            <text:p>€ 63,02</text:p>
          </table:table-cell>
          <table:table-cell table:formula="of:=[.B2]*[.C2]" office:value-type="currency" office:currency="EUR" office:value="63.02" calcext:value-type="currency">
            <text:p>€ 63,02</text:p>
          </table:table-cell>
          <table:table-cell office:value-type="string" calcext:value-type="string">
            <text:p><text:a xlink:href="https://www.amazon.de/Adafruit-RGB-LED-Panel-32x32-Matrix/dp/B00M40XWBI/ref=sr_1_1?ie=UTF8&amp;qid=1489149951&amp;sr=8-1&amp;keywords=32x32+matrix" xlink:type="simple">https://www.amazon.de/Adafruit-RGB-LED-Panel-32x32-Matrix/dp/B00M40XWBI/ref=sr_1_1?ie=UTF8&amp;qid=1489149951&amp;sr=8-1&amp;keywords=32x32+matrix</text:a></text:p>
          </table:table-cell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4.99" calcext:value-type="currency">
            <text:p>€ 34,99</text:p>
          </table:table-cell>
          <table:table-cell table:formula="of:=[.B3]*[.C3]" office:value-type="currency" office:currency="EUR" office:value="34.99" calcext:value-type="currency">
            <text:p>€ 34,99</text:p>
          </table:table-cell>
          <table:table-cell office:value-type="string" calcext:value-type="string">
            <text:p><text:a xlink:href="https://www.amazon.de/Arduino-Mega-2560-R3-Microcontroller/dp/B0046AMGW0/ref=sr_1_4?ie=UTF8&amp;qid=1489147755&amp;sr=8-4&amp;keywords=arduino+mega" xlink:type="simple">https://www.amazon.de/Arduino-Mega-2560-R3-Microcontroller/dp/B0046AMGW0/ref=sr_1_4?ie=UTF8&amp;qid=1489147755&amp;sr=8-4&amp;keywords=arduino+mega</text:a></text:p>
          </table:table-cell>
        </table:table-row>
        <table:table-row table:style-name="ro2">
          <table:table-cell office:value-type="string" calcext:value-type="string">
            <text:p>7 Segment Anzeig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97" calcext:value-type="currency">
            <text:p>€ 2,97</text:p>
          </table:table-cell>
          <table:table-cell table:formula="of:=[.B4]*[.C4]" office:value-type="currency" office:currency="EUR" office:value="5.94" calcext:value-type="currency">
            <text:p>€ 5,94</text:p>
          </table:table-cell>
          <table:table-cell office:value-type="string" calcext:value-type="string">
            <text:p><text:a xlink:href="http://at.rs-online.com/web/p/led-displays/8134801/" xlink:type="simple">http://at.rs-online.com/web/p/led-displays/8134801/</text:a></text:p>
          </table:table-cell>
        </table:table-row>
        <table:table-row table:style-name="ro2">
          <table:table-cell office:value-type="string" calcext:value-type="string">
            <text:p>Ein/Aus Schal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6" calcext:value-type="currency">
            <text:p>€ 0,46</text:p>
          </table:table-cell>
          <table:table-cell table:formula="of:=[.B5]*[.C5]" office:value-type="currency" office:currency="EUR" office:value="0.46" calcext:value-type="currency">
            <text:p>€ 0,46</text:p>
          </table:table-cell>
          <table:table-cell office:value-type="string" calcext:value-type="string">
            <text:p><text:a xlink:href="http://at.rs-online.com/web/p/wippschalter/2877256/" xlink:type="simple">http://at.rs-online.com/web/p/wippschalter/2877256/</text:a></text:p>
          </table:table-cell>
        </table:table-row>
        <table:table-row table:style-name="ro2">
          <table:table-cell office:value-type="string" calcext:value-type="string">
            <text:p>79HC165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32" calcext:value-type="currency">
            <text:p>€ 0,32</text:p>
          </table:table-cell>
          <table:table-cell table:formula="of:=[.B6]*[.C6]" office:value-type="currency" office:currency="EUR" office:value="1.28" calcext:value-type="currency">
            <text:p>€ 1,28</text:p>
          </table:table-cell>
          <table:table-cell office:value-type="string" calcext:value-type="string">
            <text:p><text:a xlink:href="http://at.rs-online.com/web/p/zahler-und-schieberegister/1776629/" xlink:type="simple">http://at.rs-online.com/web/p/zahler-und-schieberegister/1776629/</text:a></text:p>
          </table:table-cell>
        </table:table-row>
        <table:table-row table:style-name="ro2">
          <table:table-cell office:value-type="string" calcext:value-type="string">
            <text:p>79HC595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402" calcext:value-type="currency">
            <text:p>€ 0,40</text:p>
          </table:table-cell>
          <table:table-cell table:formula="of:=[.B7]*[.C7]" office:value-type="currency" office:currency="EUR" office:value="2.01" calcext:value-type="currency">
            <text:p>€ 2,01</text:p>
          </table:table-cell>
          <table:table-cell office:value-type="string" calcext:value-type="string">
            <text:p><text:a xlink:href="http://at.rs-online.com/web/p/zahler-und-schieberegister/7390136/" xlink:type="simple">http://at.rs-online.com/web/p/zahler-und-schieberegister/7390136/</text:a></text:p>
          </table:table-cell>
        </table:table-row>
        <table:table-row table:style-name="ro2">
          <table:table-cell office:value-type="string" calcext:value-type="string">
            <text:p>USB-Einbaubuchse Consol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2" calcext:value-type="currency">
            <text:p>€ 0,20</text:p>
          </table:table-cell>
          <table:table-cell table:formula="of:=[.B8]*[.C8]" office:value-type="currency" office:currency="EUR" office:value="0.8" calcext:value-type="currency">
            <text:p>€ 0,80</text:p>
          </table:table-cell>
          <table:table-cell office:value-type="string" calcext:value-type="string">
            <text:p><text:a xlink:href="https://www.reichelt.at/USB-Einbauverbinder/USB-AW/3/index.html?ACTION=3&amp;LA=446&amp;ARTICLE=22184&amp;GROUPID=7530&amp;artnr=USB+AW&amp;SEARCH=USB%2BEinbaubuchse" xlink:type="simple">https://www.reichelt.at/USB-Einbauverbinder/USB-AW/3/index.html?ACTION=3&amp;LA=446&amp;ARTICLE=22184&amp;GROUPID=7530&amp;artnr=USB+AW&amp;SEARCH=USB%2BEinbaubuchse</text:a></text:p>
          </table:table-cell>
        </table:table-row>
        <table:table-row table:style-name="ro2">
          <table:table-cell office:value-type="string" calcext:value-type="string">
            <text:p>USB-Einbaubuchse Controller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28" calcext:value-type="currency">
            <text:p>€ 0,28</text:p>
          </table:table-cell>
          <table:table-cell table:formula="of:=[.B9]*[.C9]" office:value-type="currency" office:currency="EUR" office:value="1.12" calcext:value-type="currency">
            <text:p>€ 1,12</text:p>
          </table:table-cell>
          <table:table-cell office:value-type="string" calcext:value-type="string">
            <text:p><text:a xlink:href="https://www.reichelt.at/USB-Einbauverbinder/USB-BWM-SMD/3/index.html?ACTION=3&amp;LA=446&amp;ARTICLE=52003&amp;GROUPID=7530&amp;artnr=USB+BWM+SMD&amp;SEARCH=USB" xlink:type="simple">https://www.reichelt.at/USB-Einbauverbinder/USB-BWM-SMD/3/index.html?ACTION=3&amp;LA=446&amp;ARTICLE=52003&amp;GROUPID=7530&amp;artnr=USB+BWM+SMD&amp;SEARCH=USB</text:a></text:p>
          </table:table-cell>
        </table:table-row>
        <table:table-row table:style-name="ro2">
          <table:table-cell office:value-type="string" calcext:value-type="string">
            <text:p>USB-Mini-Kabel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71" calcext:value-type="currency">
            <text:p>€ 0,71</text:p>
          </table:table-cell>
          <table:table-cell table:formula="of:=[.B10]*[.C10]" office:value-type="currency" office:currency="EUR" office:value="2.84" calcext:value-type="currency">
            <text:p>€ 2,84</text:p>
          </table:table-cell>
          <table:table-cell office:value-type="string" calcext:value-type="string">
            <text:p><text:a xlink:href="https://www.reichelt.at/USB-Kabel/AK-673-A1/3/index.html?ACTION=3&amp;LA=446&amp;ARTICLE=188232&amp;GROUPID=6099&amp;artnr=AK+673-A1&amp;SEARCH=Usb%2Bmini%2Bkabel" xlink:type="simple">https://www.reichelt.at/USB-Kabel/AK-673-A1/3/index.html?ACTION=3&amp;LA=446&amp;ARTICLE=188232&amp;GROUPID=6099&amp;artnr=AK+673-A1&amp;SEARCH=Usb%2Bmini%2Bkabel</text:a></text:p>
          </table:table-cell>
        </table:table-row>
        <table:table-row table:style-name="ro2">
          <table:table-cell office:value-type="string" calcext:value-type="string">
            <text:p>Kontrolltaster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1.49" calcext:value-type="currency">
            <text:p>€ 1,49</text:p>
          </table:table-cell>
          <table:table-cell table:formula="of:=[.B11]*[.C11]" office:value-type="currency" office:currency="EUR" office:value="23.84" calcext:value-type="currency">
            <text:p>€ 23,84</text:p>
          </table:table-cell>
          <table:table-cell office:value-type="string" calcext:value-type="string">
            <text:p><text:a xlink:href="http://at.rs-online.com/web/p/tastaturschalter/0102311/?origin=PSF_428099" xlink:type="simple">http://at.rs-online.com/web/p/tastaturschalter/0102311/?origin=PSF_428099</text:a></text:p>
          </table:table-cell>
        </table:table-row>
        <table:table-row table:style-name="ro2">
          <table:table-cell office:value-type="string" calcext:value-type="string">
            <text:p>Aktionstaster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.43" calcext:value-type="currency">
            <text:p>€ 1,43</text:p>
          </table:table-cell>
          <table:table-cell table:formula="of:=[.B12]*[.C12]" office:value-type="currency" office:currency="EUR" office:value="11.44" calcext:value-type="currency">
            <text:p>€ 11,44</text:p>
          </table:table-cell>
          <table:table-cell office:value-type="string" calcext:value-type="string">
            <text:p><text:a xlink:href="http://at.rs-online.com/web/p/tastaturschalter/0102248/?origin=PSF_428099" xlink:type="simple">http://at.rs-online.com/web/p/tastaturschalter/0102248/?origin=PSF_428099</text:a></text:p>
          </table:table-cell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Summe</text:p>
          </table:table-cell>
          <table:table-cell table:formula="of:=SUM([.D2:.D12])" office:value-type="currency" office:currency="EUR" office:value="147.74" calcext:value-type="currency">
            <text:p>€ 147,74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2" office:value-type="string" calcext:value-type="string">
            <text:p>Schulrabatt</text:p>
          </table:table-cell>
          <table:table-cell table:style-name="ce5" office:value-type="currency" office:currency="EUR" office:value="30" calcext:value-type="currency">
            <text:p>€ 30,00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2" office:value-type="string" calcext:value-type="string">
            <text:p>Selbst zahlen</text:p>
          </table:table-cell>
          <table:table-cell table:formula="of:=[.D13]-[.D14]" office:value-type="currency" office:currency="EUR" office:value="117.74" calcext:value-type="currency">
            <text:p>€ 117,74</text:p>
          </table:table-cell>
          <table:table-cell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/>
          <table:table-cell office:value-type="string" calcext:value-type="string">
            <text:p>Kerschner Luca</text:p>
          </table:table-cell>
          <table:table-cell table:formula="of:=[.D15]/3" office:value-type="currency" office:currency="EUR" office:value="39.2466666666667" calcext:value-type="currency">
            <text:p>€ 39,25</text:p>
          </table:table-cell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Karayanov Vitaliy</text:p>
          </table:table-cell>
          <table:table-cell table:style-name="ce4" table:formula="of:=[.D15]/3" office:value-type="currency" office:currency="EUR" office:value="39.2466666666667" calcext:value-type="currency">
            <text:p>€ 39,25</text:p>
          </table:table-cell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Pucher Jonas</text:p>
          </table:table-cell>
          <table:table-cell table:formula="of:=[.D15]/3" office:value-type="currency" office:currency="EUR" office:value="39.2466666666667" calcext:value-type="currency">
            <text:p>€ 39,25</text:p>
          </table:table-cell>
          <table:table-cell table:style-name="Default"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7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7P0"/>
    </number:currency-style>
    <number:currency-style style:name="N10108P0" style:volatile="true" number:language="de" number:country="D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de" number:country="DE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9P0" style:volatile="true" number:language="de" number:country="D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09" number:language="de" number:country="D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10P0"/>
    </number:currency-style>
    <number:currency-style style:name="N10111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1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1P0"/>
    </number:currency-style>
    <number:currency-style style:name="N10112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2P0"/>
    </number:currency-style>
    <number:currency-style style:name="N10113P0" style:volatile="true" number:language="de" number:country="DE">
      <number:currency-symbol number:language="fy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13" number:language="de" number:country="DE">
      <style:text-properties fo:color="#ff0000"/>
      <number:currency-symbol number:language="fy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.00.0000</text:date>, <text:time style:data-style-name="N2" text:time-value="20:48:20.5844860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40:23.44</meta:creation-date>
    <meta:generator>LibreOffice/5.2.2.2$Linux_X86_64 LibreOffice_project/20m0$Build-2</meta:generator>
    <dc:date>2017-03-11T21:30:00.552406966</dc:date>
    <meta:editing-duration>PT36M50S</meta:editing-duration>
    <meta:editing-cycles>5</meta:editing-cycles>
    <meta:document-statistic meta:table-count="3" meta:cell-count="72" meta:object-count="0"/>
  </office:meta>
</office:document-meta>
</file>